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25-01-13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24-01-02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23-01-1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22-01-12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21-01-12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20-01-09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19-01-1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18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17-01-11 19:18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16-01-06 21:1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8099141502</text:p>
          </table:table-cell>
          <table:table-cell office:value-type="string" calcext:value-type="string">
            <text:p>2014-01-14 22:3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